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be883" officeooo:paragraph-rsid="001be883" style:font-size-asian="13.1000003814697pt" style:font-size-complex="15pt"/>
    </style:style>
    <style:style style:name="P2" style:family="paragraph" style:parent-style-name="Standard">
      <style:text-properties officeooo:paragraph-rsid="00246f38"/>
    </style:style>
    <style:style style:name="P3" style:family="paragraph" style:parent-style-name="Standard">
      <style:paragraph-properties fo:text-align="justify" style:justify-single-word="false"/>
      <style:text-properties fo:font-size="12pt" officeooo:rsid="001be883" officeooo:paragraph-rsid="0020ec0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2pt" fo:language="it" fo:country="IT" officeooo:rsid="00238771" officeooo:paragraph-rsid="0023877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2pt" fo:language="it" fo:country="IT" officeooo:rsid="00238771" officeooo:paragraph-rsid="00246f38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2pt" fo:language="it" fo:country="IT" officeooo:rsid="0026563d" officeooo:paragraph-rsid="0026563d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2pt" fo:language="it" fo:country="IT" officeooo:rsid="002676e6" officeooo:paragraph-rsid="002676e6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bf008"/>
    </style:style>
    <style:style style:name="T4" style:family="text">
      <style:text-properties style:text-position="0% 100%" officeooo:rsid="001dcc84"/>
    </style:style>
    <style:style style:name="T5" style:family="text">
      <style:text-properties style:text-position="0% 100%" officeooo:rsid="001f451f"/>
    </style:style>
    <style:style style:name="T6" style:family="text">
      <style:text-properties style:text-position="0% 100%" officeooo:rsid="001f98b3"/>
    </style:style>
    <style:style style:name="T7" style:family="text">
      <style:text-properties style:text-position="0% 100%" officeooo:rsid="002018eb"/>
    </style:style>
    <style:style style:name="T8" style:family="text">
      <style:text-properties style:text-position="0% 100%" officeooo:rsid="0020bf06"/>
    </style:style>
    <style:style style:name="T9" style:family="text">
      <style:text-properties style:text-position="0% 100%" officeooo:rsid="0020ec05"/>
    </style:style>
    <style:style style:name="T10" style:family="text">
      <style:text-properties style:text-position="0% 100%" officeooo:rsid="002807be"/>
    </style:style>
    <style:style style:name="T11" style:family="text">
      <style:text-properties officeooo:rsid="00246f38"/>
    </style:style>
    <style:style style:name="T12" style:family="text">
      <style:text-properties officeooo:rsid="002807be"/>
    </style:style>
    <style:style style:name="T13" style:family="text">
      <style:text-properties officeooo:rsid="0029a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igere un testo di almeno 150-180 parole su "The best/worst day of my summer holidays" </text:p>
      <text:p text:style-name="Standard"/>
      <text:p text:style-name="P1">The worst day of my summer holidays</text:p>
      <text:p text:style-name="P1"/>
      <text:p text:style-name="P3">It was the 10<text:span text:style-name="T1">th</text:span><text:span text:style-name="T2"> of </text:span><text:span text:style-name="T10">A</text:span><text:span text:style-name="T2">ug</text:span><text:span text:style-name="T3">u</text:span><text:span text:style-name="T2">st, in the morni</text:span><text:span text:style-name="T3">n</text:span><text:span text:style-name="T2">g the weather was good, </text:span><text:span text:style-name="T10">it </text:span><text:span text:style-name="T2">was sunny with some clouds, </text:span><text:span text:style-name="T4">but in the afternoon </text:span><text:span text:style-name="T5">the weather chang</text:span><text:span text:style-name="T6">e</text:span><text:span text:style-name="T10">d</text:span><text:span text:style-name="T6"> and the sky became </text:span><text:span text:style-name="T7">dark. At the beginning </text:span><text:span text:style-name="T8">there was only a bit of rain but at 17:15 a very strong gale, </text:span><text:span text:style-name="T9">in my town,</text:span><text:span text:style-name="T8"> destroyed a lot of threes, woods, vegetables gardens and more. At </text:span><text:span text:style-name="T10">17</text:span><text:span text:style-name="T8">:30 the gale calmed down and my father and I went to check the damages: </text:span><text:span text:style-name="T9">tree of the four lines of vine were down and the concrete poles that born the vine </text:span><text:span text:style-name="T10">fell down</text:span><text:span text:style-name="T9">; in my uncle's wood twenty-five threes were destroyed, the tomatoes in my granddad’s vegetables garden were down.</text:span></text:p>
      <text:p text:style-name="P4">In my town and a lot of near cit<text:span text:style-name="T12">ies</text:span> there w<text:span text:style-name="T12">ere</text:span>n't the ele<text:span text:style-name="T12">c</text:span>trical curre<text:span text:style-name="T12">n</text:span>t <text:span text:style-name="T11">and running water.</text:span></text:p>
      <text:p text:style-name="P5">In <text:span text:style-name="T11">the morning of</text:span> the next day <text:span text:style-name="T11">we gave up the vine and we have replaced concrete poles with some iron bars.</text:span></text:p>
      <text:p text:style-name="P6">In the afternoon we eat meat be<text:span text:style-name="T12">ca</text:span>use the freezer didn't have the electric current and then we activate<text:span text:style-name="T13">d</text:span> the generator for lit the freezer and the fridge.</text:p>
      <text:p text:style-name="P6">My family and I didn't have the eletrical current for two day.</text:p>
      <text:p text:style-name="P7">They were the worst day<text:span text:style-name="T13">s</text:span> of my summer holiday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0:39:06.149000000</meta:creation-date>
    <dc:date>2017-09-06T14:21:29.385000000</dc:date>
    <meta:editing-duration>PT21M36S</meta:editing-duration>
    <meta:editing-cycles>5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8" meta:word-count="222" meta:character-count="1182" meta:non-whitespace-character-count="967"/>
  </office:meta>
</office:document-meta>
</file>